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List_20_Paragraph" style:list-style-name="WWNum1">
      <style:paragraph-properties fo:text-align="center" style:justify-single-word="false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3" style:family="paragraph" style:parent-style-name="List_20_Paragraph" style:list-style-name="WWNum1">
      <style:paragraph-properties fo:text-align="center" style:justify-single-word="false"/>
      <style:text-properties style:font-name="Times New Roman" fo:font-size="8pt" style:font-size-asian="8pt" style:font-name-complex="Times New Roman1" style:font-size-complex="8pt"/>
    </style:style>
    <style:style style:name="P4" style:family="paragraph" style:parent-style-name="List_20_Paragraph" style:list-style-name="WWNum3">
      <style:paragraph-properties fo:margin-top="0cm" fo:margin-bottom="0cm" fo:line-height="100%"/>
      <style:text-properties style:font-name="Times New Roman" fo:font-size="10pt" fo:font-weight="bold" style:font-size-asian="10pt" style:font-weight-asian="bold" style:font-name-complex="Times New Roman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Objectifs</text:p>
          </table:table-cell>
          <table:table-cell table:style-name="Tableau1.A1" office:value-type="string">
            <text:p text:style-name="P1">Fait-pas fait</text:p>
          </table:table-cell>
          <table:table-cell table:style-name="Tableau1.C1" office:value-type="string">
            <text:p text:style-name="P1">Remarques</text:p>
          </table:table-cell>
        </table:table-row>
        <table:table-row>
          <table:table-cell table:style-name="Tableau1.A2" office:value-type="string">
            <text:list xml:id="list248184313867858891" text:style-name="WWNum3">
              <text:list-header>
                <text:p text:style-name="P4">1. Cours pages 5 à 41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9210796088616205961" text:style-name="WWNum1">
              <text:list-header>
                <text:p text:style-name="P2">2. Méthodologie avant de se lancer dans le développement de pages Htm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56788" text:continue-numbering="true" text:style-name="WWNum1">
              <text:list-header>
                <text:p text:style-name="P2">3. Titres, paragraphes : couleur de fond, couleur des textes, alignement gauche, droite, centré, gras, italique, souligné</text:p>
              </text:list-header>
            </text:list>
          </table:table-cell>
          <table:table-cell table:style-name="Tableau1.A2" office:value-type="string">
            <text:p text:style-name="P1"/>
            <text:p text:style-name="P1">fait</text:p>
          </table:table-cell>
          <table:table-cell table:style-name="Tableau1.C2" office:value-type="string">
            <text:p text:style-name="P1">Titre, couleur des textes et des encadrés, alignement au centre, police du texte</text:p>
          </table:table-cell>
        </table:table-row>
        <table:table-row>
          <table:table-cell table:style-name="Tableau1.A2" office:value-type="string">
            <text:list xml:id="list35277408" text:continue-numbering="true" text:style-name="WWNum1">
              <text:list-header>
                <text:p text:style-name="P3">4. Les images et leurs attributs 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84306" text:continue-numbering="true" text:style-name="WWNum1">
              <text:list-header>
                <text:p text:style-name="P3">5. Image arrière plan (toute la page)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81134" text:continue-numbering="true" text:style-name="WWNum1">
              <text:list-header>
                <text:p text:style-name="P3">6. Insérer des images, gif, audios, vidéos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>Images</text:p>
          </table:table-cell>
        </table:table-row>
        <table:table-row>
          <table:table-cell table:style-name="Tableau1.A2" office:value-type="string">
            <text:list xml:id="list35271221" text:continue-numbering="true" text:style-name="WWNum1">
              <text:list-header>
                <text:p text:style-name="P3">7. Image redimensionnée + positionnement dans la page (gauche, droite, centrée) 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76222" text:continue-numbering="true" text:style-name="WWNum1">
              <text:list-header>
                <text:p text:style-name="P3">8. Créer des listes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73206" text:continue-numbering="true" text:style-name="WWNum1">
              <text:list-header>
                <text:p text:style-name="P3">9. Créer et structurer un tableau 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85506" text:continue-numbering="true" text:style-name="WWNum1">
              <text:list-header>
                <text:p text:style-name="P3">10. Créer des liens <text:s/>(p71)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68663" text:continue-numbering="true" text:style-name="WWNum1">
              <text:list-header>
                <text:p text:style-name="P3">11. Envoi de emails et téléchargement de fichiers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84286" text:continue-numbering="true" text:style-name="WWNum1">
              <text:list-header>
                <text:p text:style-name="P3">12. Les notions de base du CSS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82730" text:continue-numbering="true" text:style-name="WWNum1">
              <text:list-header>
                <text:p text:style-name="P3">13. Où écrire le code CSS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80534" text:continue-numbering="true" text:style-name="WWNum1">
              <text:list-header>
                <text:p text:style-name="P3">14. Sélecteurs et propriétés CSS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64566" text:continue-numbering="true" text:style-name="WWNum1">
              <text:list-header>
                <text:p text:style-name="P3">15. Commentaires et indentations en CSS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63837" text:continue-numbering="true" text:style-name="WWNum1">
              <text:list-header>
                <text:p text:style-name="P3">16. Sélecteurs CSS simples et combinateurs 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85698" text:continue-numbering="true" text:style-name="WWNum1">
              <text:list-header>
                <text:p text:style-name="P3">17. Les attributs Html CLASS, Id, et les sélecteurs CSS associés 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61256" text:continue-numbering="true" text:style-name="WWNum1">
              <text:list-header>
                <text:p text:style-name="P3">18. Ordre d’application (cascade) et héritage des règles en CSS</text:p>
              </text:list-header>
            </text:list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54869" text:continue-numbering="true" text:style-name="WWNum1">
              <text:list-header>
                <text:p text:style-name="P3">19. Les éléments Html <text:s text:c="2"/>DIV et SPAN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67700" text:continue-numbering="true" text:style-name="WWNum1">
              <text:list-header>
                <text:p text:style-name="P3">20. Pages 158 à 204</text:p>
              </text:list-header>
            </text:list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80435" text:continue-numbering="true" text:style-name="WWNum1">
              <text:list-header>
                <text:p text:style-name="P3">21. Les menus fixes <text:s/>p 518 </text:p>
              </text:list-header>
            </text:list>
          </table:table-cell>
          <table:table-cell table:style-name="Tableau1.A2" office:value-type="string">
            <text:p text:style-name="P1">fait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70354" text:continue-numbering="true" text:style-name="WWNum1">
              <text:list-header>
                <text:p text:style-name="P3">22. Les menus déroulants <text:s/>p 523 </text:p>
              </text:list-header>
            </text:list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list xml:id="list35277007" text:continue-numbering="true" text:style-name="WWNum1">
              <text:list-header>
                <text:p text:style-name="P3">22. Les formulaires <text:s/>p 529-544</text:p>
              </text:list-header>
            </text:list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ego Petrachi</meta:initial-creator>
    <meta:creation-date>2023-10-25T17:14:32.19</meta:creation-date>
    <dc:date>2023-10-31T15:02:29.35</dc:date>
    <dc:creator>Diego Petrachi</dc:creator>
    <meta:editing-duration>PT13H30M</meta:editing-duration>
    <meta:editing-cycles>5</meta:editing-cycles>
    <meta:generator>OpenOffice/4.1.14$Win32 OpenOffice.org_project/4114m1$Build-9811</meta:generator>
    <meta:document-statistic meta:table-count="1" meta:image-count="0" meta:object-count="0" meta:page-count="1" meta:paragraph-count="47" meta:word-count="206" meta:character-count="1164"/>
  </office:meta>
</office:document-meta>
</file>